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0pt" style:font-size-asian="30pt" style:font-size-complex="30pt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1cm" svg:height="2.5cm" svg:x="3.5cm" svg:y="2cm">
          <text:p text:style-name="P1"><text:span text:style-name="T1">Agent</text:span></text:p>
        </draw:rect>
        <draw:rect draw:style-name="gr1" draw:text-style-name="P1" draw:layer="layout" svg:width="6.5cm" svg:height="2cm" svg:x="6cm" svg:y="6cm">
          <text:p text:style-name="P1">Position &amp; Velocity</text:p>
        </draw:rect>
        <draw:rect draw:style-name="gr1" draw:text-style-name="P1" draw:layer="layout" svg:width="6.5cm" svg:height="2cm" svg:x="6cm" svg:y="9cm">
          <text:p text:style-name="P1">List of Actions</text:p>
        </draw:rect>
        <draw:rect draw:style-name="gr1" draw:text-style-name="P1" draw:layer="layout" svg:width="6.5cm" svg:height="2cm" svg:x="6cm" svg:y="12cm">
          <text:p text:style-name="P1">Update()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lorian </meta:initial-creator>
    <meta:creation-date>2010-12-06T15:45:14.31</meta:creation-date>
    <dc:date>2010-12-06T15:47:29.61</dc:date>
    <dc:creator>Florian </dc:creator>
    <meta:editing-duration>PT00H02M15S</meta:editing-duration>
    <meta:editing-cycles>1</meta:editing-cycles>
    <meta:document-statistic meta:object-count="4"/>
    <meta:generator>OpenOffice.org/3.2$Win32 OpenOffice.org_project/320m18$Build-9502</meta:generator>
  </office:meta>
</office:document-meta>
</file>